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54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2f4f4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2f4f4f"/>
    </style:style>
    <style:style style:name="ce2" style:family="table-cell" style:parent-style-name="Default">
      <style:table-cell-properties fo:background-color="#98fb98"/>
    </style:style>
    <style:style style:name="ce10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90ee90"/>
    </style:style>
    <style:style style:name="ce8" style:family="table-cell" style:parent-style-name="Default">
      <style:table-cell-properties fo:background-color="#87ceeb"/>
    </style:style>
    <style:style style:name="ce4" style:family="table-cell" style:parent-style-name="Default">
      <style:table-cell-properties fo:background-color="#f4a46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tc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18"/>
        <table:table-column table:style-name="co3" table:number-columns-repeated="3" table:default-cell-style-name="Default"/>
        <table:table-column table:style-name="co3" table:default-cell-style-name="ce7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8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number-columns-repeated="15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2" table:default-cell-style-name="Default"/>
        <table:table-column table:style-name="co2" table:number-columns-repeated="2" table:default-cell-style-name="Default"/>
        <table:table-column table:style-name="co3" table:number-columns-repeated="1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8" table:number-columns-repeated="15686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6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table:number-columns-repeated="1623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EQ ALL ZE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6190"/>
        </table:table-row>
        <table:table-row table:style-name="ro1">
          <table:table-cell office:value-type="string" calcext:value-type="string">
            <text:p>BASS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6190"/>
        </table:table-row>
        <table:table-row table:style-name="ro1">
          <table:table-cell office:value-type="string" calcext:value-type="string">
            <text:p>MID FREQ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6189"/>
        </table:table-row>
        <table:table-row table:style-name="ro1">
          <table:table-cell table:number-columns-repeated="79"/>
          <table:table-cell table:style-name="ce10" table:number-columns-repeated="7"/>
          <table:table-cell table:number-columns-repeated="16298"/>
        </table:table-row>
        <table:table-row table:style-name="ro1">
          <table:table-cell office:value-type="string" calcext:value-type="string">
            <text:p>MID FREQ 3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6192"/>
        </table:table-row>
        <table:table-row table:style-name="ro1">
          <table:table-cell office:value-type="string" calcext:value-type="string">
            <text:p>MID FREQ 325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6192"/>
        </table:table-row>
        <table:table-row table:style-name="ro1">
          <table:table-cell office:value-type="string" calcext:value-type="string">
            <text:p>MID FREQ 35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6192"/>
        </table:table-row>
        <table:table-row table:style-name="ro1">
          <table:table-cell office:value-type="string" calcext:value-type="string">
            <text:p>MID FREQ 4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6192"/>
        </table:table-row>
        <table:table-row table:style-name="ro1">
          <table:table-cell office:value-type="string" calcext:value-type="string">
            <text:p>MID FREQ 425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125" calcext:value-type="float">
            <text:p>125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6192"/>
        </table:table-row>
        <table:table-row table:style-name="ro1">
          <table:table-cell office:value-type="string" calcext:value-type="string">
            <text:p>MID FREQ 45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61" calcext:value-type="float">
            <text:p>6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16190"/>
        </table:table-row>
        <table:table-row table:style-name="ro1">
          <table:table-cell office:value-type="string" calcext:value-type="string">
            <text:p>MID FREQ 5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2" calcext:value-type="float">
            <text:p>7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61" calcext:value-type="float">
            <text:p>6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6190"/>
        </table:table-row>
        <table:table-row table:style-name="ro1">
          <table:table-cell office:value-type="string" calcext:value-type="string">
            <text:p>MID FREQ 525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7" calcext:value-type="float">
            <text:p>9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61" calcext:value-type="float">
            <text:p>6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6190"/>
        </table:table-row>
        <table:table-row table:style-name="ro1">
          <table:table-cell office:value-type="string" calcext:value-type="string">
            <text:p>MID FREQ 55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2" calcext:value-type="float">
            <text:p>12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61" calcext:value-type="float">
            <text:p>6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190"/>
        </table:table-row>
        <table:table-row table:style-name="ro1">
          <table:table-cell office:value-type="string" calcext:value-type="string">
            <text:p>MID FREQ 575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6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625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65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4" calcext:value-type="float">
            <text:p>9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675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9" calcext:value-type="float">
            <text:p>11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7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8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6" calcext:value-type="float">
            <text:p>11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825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10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13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4" calcext:value-type="float">
            <text:p>10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23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20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30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35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40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6" calcext:value-type="float">
            <text:p>11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16189"/>
        </table:table-row>
        <table:table-row table:style-name="ro1">
          <table:table-cell office:value-type="string" calcext:value-type="string">
            <text:p>MID FREQ 5000 + MID LEVEL M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92" calcext:value-type="float">
            <text:p>9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189"/>
        </table:table-row>
        <table:table-row table:style-name="ro1">
          <table:table-cell table:number-columns-repeated="78"/>
          <table:table-cell table:style-name="Default"/>
          <table:table-cell table:number-columns-repeated="11"/>
          <table:table-cell table:style-name="Default"/>
          <table:table-cell table:number-columns-repeated="1629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1568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9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606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table:number-columns-repeated="1568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90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606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633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626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2"/>
          <table:table-cell office:value-type="string" calcext:value-type="string">
            <text:p>81 = FREQ ABOVE MIN (300Hz)</text:p>
          </table:table-cell>
          <table:table-cell table:number-columns-repeated="16301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11:43:17.7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8T14:36:29.692000000</dc:date>
    <meta:editing-duration>PT8H25M47S</meta:editing-duration>
    <meta:editing-cycles>21</meta:editing-cycles>
    <meta:generator>LibreOffice/24.8.2.1$Windows_X86_64 LibreOffice_project/0f794b6e29741098670a3b95d60478a65d05ef13</meta:generator>
    <meta:document-statistic meta:table-count="1" meta:cell-count="7821" meta:object-count="0"/>
  </office:meta>
</office:document-meta>
</file>